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color="#000000"/>
    </style:style>
    <style:style style:name="ce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number-columns-repeated="3" table:default-cell-style-name="ce2"/>
        <table:table-row table:style-name="ro1">
          <table:table-cell office:value-type="string" calcext:value-type="string">
            <text:p>394000, г. Воронеж, ул. Ленина, 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18, г. Воронеж, пр. Революции, 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19, г. Воронеж, ул. Плехановская,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20, г. Воронеж, ул. Кольцовская,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21, г. Воронеж, Московский пр., 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26, г. Воронеж, ул. Владимира Невского, 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28, г. Воронеж, ул. Хользунова, 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29, г. Воронеж, ул. 9 Января, 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30, г. Воронеж, ул. Остужева, 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33, г. Воронеж, Ленинский пр., 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34, г. Воронеж, ул. Димитрова, 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36, г. Воронеж, ул. Броневая,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38, г. Воронеж, ул. Перевёрткина,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40, г. Воронеж, ул. Ростовская, 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42, г. Воронеж, ул. Антонова-Овсеенко, 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43, г. Воронеж, ул. Шишкова, 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45, г. Воронеж, ул. Беговая,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47, г. Воронеж, ул. Героев Сибиряков, 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49, г. Воронеж, ул. Транспортная, 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51, г. Воронеж, ул. Олеко Дундича, 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53, г. Воронеж, ул. Минская,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55, г. Воронеж, ул. 20 лет Октября, 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56, г. Воронеж, ул. Фридриха Энгельса, 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57, г. Воронеж, ул. Карла Маркса, 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58, г. Воронеж, ул. Степана Разина,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59, г. Воронеж, ул. Софьи Перовской, 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61, г. Воронеж, ул. Пирогова, 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62, г. Воронеж, Бульвар Победы, 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63, г. Воронеж, ул. Генерала Лизюкова,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64, г. Воронеж, ул. Маршала Жукова,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65, г. Воронеж, ул. Южно-Моравская, 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66, г. Воронеж, ул. Перевёрткина, 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68, г. Воронеж, ул. Ленинградская, 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70, г. Воронеж, ул. Машиностроителей,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71, г. Воронеж, ул. 45 Стрелковой Дивизии, 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075, г. Воронеж, ул. Краснознамённая, 22</text:p>
          </table:table-cell>
          <table:table-cell table:number-columns-repeated="3"/>
        </table:table-row>
        <table:table-row table:style-name="ro1" table:number-rows-repeated="3"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.00.0000</text:date>, <text:time style:data-style-name="N2" text:time-value="13:17:27.0670896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1T21:13:12.945827000</meta:creation-date>
    <dc:date>2026-03-07T12:58:49.481819100</dc:date>
    <meta:editing-duration>PT3M1S</meta:editing-duration>
    <meta:editing-cycles>3</meta:editing-cycles>
    <meta:generator>LibreOffice/25.2.7.2$Windows_X86_64 LibreOffice_project/5cbfd1ab6520636bb5f7b99185aa69bd7456825d</meta:generator>
    <meta:document-statistic meta:table-count="1" meta:cell-count="36" meta:object-count="0"/>
  </office:meta>
</office:document-meta>
</file>